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062cm" fo:min-width="3.9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919cm"/>
    </style:style>
    <style:style style:name="gr4" style:family="graphic" style:parent-style-name="standard">
      <style:graphic-properties svg:stroke-color="#ffdaa2" draw:fill-color="#f9a870" draw:textarea-horizontal-align="justify" draw:textarea-vertical-align="middle" draw:auto-grow-height="false" fo:min-height="1.02cm" fo:min-width="1.024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1.02cm" fo:min-width="0.262cm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1" style:family="graphic" style:parent-style-name="standard">
      <style:graphic-properties draw:textarea-horizontal-align="justify" draw:textarea-vertical-align="middle" draw:auto-grow-height="false" fo:min-height="3.814cm" fo:min-width="13.47cm"/>
    </style:style>
    <style:style style:name="gr12" style:family="graphic" style:parent-style-name="standard">
      <style:graphic-properties draw:fill-color="#f7a19a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draw:fill-color="#f37b70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draw:fill-color="#f04e4d" draw:textarea-horizontal-align="justify" draw:textarea-vertical-align="middle" draw:auto-grow-height="false" fo:min-height="1.02cm" fo:min-width="0.77cm"/>
    </style:style>
    <style:style style:name="gr15" style:family="graphic" style:parent-style-name="standard">
      <style:graphic-properties draw:fill-color="#94070a" draw:textarea-horizontal-align="justify" draw:textarea-vertical-align="middle" draw:auto-grow-height="false" fo:min-height="1.02cm" fo:min-width="0.77cm"/>
    </style:style>
    <style:style style:name="gr16" style:family="graphic" style:parent-style-name="standard">
      <style:graphic-properties draw:fill-color="#ce181e" draw:textarea-horizontal-align="justify" draw:textarea-vertical-align="middle" draw:auto-grow-height="false" fo:min-height="1.02cm" fo:min-width="0.77cm"/>
    </style:style>
    <style:style style:name="gr17" style:family="graphic" style:parent-style-name="standard">
      <style:graphic-properties draw:fill-color="#ba131a" draw:textarea-horizontal-align="justify" draw:textarea-vertical-align="middle" draw:auto-grow-height="false" fo:min-height="1.02cm" fo:min-width="0.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20" style:family="graphic" style:parent-style-name="standard">
      <style:graphic-properties draw:stroke="none" draw:marker-start="" draw:fill="gradient" draw:fill-gradient-name="Gradient_20_2" draw:textarea-horizontal-align="justify" draw:textarea-vertical-align="middle" draw:auto-grow-height="false" fo:min-height="0.64cm" fo:min-width="11.502cm"/>
    </style:style>
    <style:style style:name="gr21" style:family="graphic" style:parent-style-name="standard">
      <style:graphic-properties draw:fill="gradient" draw:fill-gradient-name="Gradient_20_86" draw:opacity="50%" draw:textarea-horizontal-align="justify" draw:textarea-vertical-align="middle" draw:auto-grow-height="false" fo:min-height="5.338cm" fo:min-width="5.342cm"/>
    </style:style>
    <style:style style:name="gr22" style:family="graphic" style:parent-style-name="standard">
      <style:graphic-properties draw:fill="gradient" draw:fill-gradient-name="Gradient_20_88" draw:textarea-horizontal-align="justify" draw:textarea-vertical-align="middle" draw:auto-grow-height="false" fo:min-height="0.258cm" fo:min-width="4.6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cm"/>
    </style:style>
    <style:style style:name="pr1" style:family="presentation" style:parent-style-name="Predeterminado-title">
      <style:graphic-properties fo:min-height="3.109cm"/>
    </style:style>
    <style:style style:name="pr2" style:family="presentation" style:parent-style-name="Predeterminado-subtitle">
      <style:graphic-properties draw:fill-color="#ffffff" fo:min-height="2.41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fo:min-height="2.629cm"/>
    </style:style>
    <style:style style:name="pr5" style:family="presentation" style:parent-style-name="Predeterminado-outline1">
      <style:graphic-properties fo:min-height="8.884cm"/>
    </style:style>
    <style:style style:name="pr6" style:family="presentation" style:parent-style-name="Default-title">
      <style:graphic-properties fo:min-height="3.109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Lato"/>
    </style:style>
    <style:style style:name="P2" style:family="paragraph">
      <loext:graphic-properties draw:fill-color="#ffffff"/>
      <style:text-properties style:font-name="Lato Ligh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ato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Lato"/>
    </style:style>
    <style:style style:name="P9" style:family="paragraph">
      <loext:graphic-properties draw:fill-color="#f9a870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fff200"/>
      <style:paragraph-properties fo:text-align="center"/>
    </style:style>
    <style:style style:name="P12" style:family="paragraph">
      <loext:graphic-properties draw:fill-color="#fdb94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7a19a"/>
      <style:paragraph-properties fo:text-align="center"/>
    </style:style>
    <style:style style:name="P16" style:family="paragraph">
      <loext:graphic-properties draw:fill-color="#f37b70"/>
      <style:paragraph-properties fo:text-align="center"/>
    </style:style>
    <style:style style:name="P17" style:family="paragraph">
      <loext:graphic-properties draw:fill-color="#f04e4d"/>
      <style:paragraph-properties fo:text-align="center"/>
    </style:style>
    <style:style style:name="P18" style:family="paragraph">
      <loext:graphic-properties draw:fill-color="#94070a"/>
      <style:paragraph-properties fo:text-align="center"/>
    </style:style>
    <style:style style:name="P19" style:family="paragraph">
      <loext:graphic-properties draw:fill-color="#ce181e"/>
      <style:paragraph-properties fo:text-align="center"/>
    </style:style>
    <style:style style:name="P20" style:family="paragraph">
      <loext:graphic-properties draw:fill-color="#ba131a"/>
      <style:paragraph-properties fo:text-align="center"/>
    </style:style>
    <style:style style:name="P21" style:family="paragraph">
      <loext:graphic-properties draw:fill="gradient" draw:fill-gradient-name="Gradient_20_2"/>
      <style:paragraph-properties fo:text-align="center"/>
    </style:style>
    <style:style style:name="P22" style:family="paragraph">
      <loext:graphic-properties draw:fill="gradient" draw:fill-gradient-name="Gradient_20_86" draw:opacity="50%"/>
      <style:paragraph-properties fo:text-align="center"/>
    </style:style>
    <style:style style:name="P23" style:family="paragraph">
      <loext:graphic-properties draw:fill="gradient" draw:fill-gradient-name="Gradient_20_88"/>
      <style:paragraph-properties fo:text-align="center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style:font-name="Lato"/>
    </style:style>
    <style:style style:name="T1" style:family="text">
      <style:text-properties style:font-name="Lato"/>
    </style:style>
    <style:style style:name="T2" style:family="text">
      <style:text-properties style:font-name="Lato Light"/>
    </style:style>
    <style:style style:name="T3" style:family="text">
      <style:text-properties style:font-name="Lato" fo:font-size="24pt" style:font-size-asian="24pt" style:font-size-complex="24pt"/>
    </style:style>
    <style:style style:name="T4" style:family="text">
      <style:text-properties style:font-name="Lato" fo:font-size="36pt" style:font-size-asian="36pt" style:font-size-complex="36pt"/>
    </style:style>
    <style:style style:name="T5" style:family="text">
      <style:text-properties style:font-name="Lato" fo:font-style="italic" style:font-style-asian="italic" style:font-style-complex="italic"/>
    </style:style>
    <style:style style:name="T6" style:family="text">
      <style:text-properties style:font-name="Lato" fo:font-size="32pt" style:font-size-asian="32pt" style:font-size-complex="32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style:font-name="Lat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109cm" svg:x="1.4cm" svg:y="3.4cm" presentation:class="title" presentation:user-transformed="true">
          <draw:text-box>
            <text:p><text:span text:style-name="T1">Modelando el espacio para modelar los nichos ...</text:span></text:p>
          </draw:text-box>
        </draw:frame>
        <draw:frame presentation:style-name="pr2" draw:text-style-name="P2" draw:layer="layout" svg:width="11.8cm" svg:height="2.419cm" svg:x="14.2cm" svg:y="10.981cm" presentation:class="subtitle" presentation:user-transformed="true">
          <draw:text-box>
            <text:p><text:span text:style-name="T2">Gerardo Martí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urrícula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structura de los datos</text:span></text:p>
              </text:list-item>
              <text:list-item>
                <text:p><text:span text:style-name="T1">Modelos fenomenológicos</text:span></text:p>
                <text:list>
                  <text:list-item>
                    <text:p><text:span text:style-name="T1">Efectos aleatorios</text:span></text:p>
                  </text:list-item>
                </text:list>
              </text:list-item>
              <text:list-item>
                <text:p><text:span text:style-name="T1">Campos Gaussianos</text:span></text:p>
              </text:list-item>
              <text:list-item>
                <text:p><text:span text:style-name="T1">Métodos frecuentistas</text:span></text:p>
              </text:list-item>
              <text:list-item>
                <text:p><text:span text:style-name="T1">Métodos bayesianos</text:span></text:p>
              </text:list-item>
              <text:list-item>
                <text:p><text:span text:style-name="T1">Recursos varios</text:span></text:p>
                <text:list>
                  <text:list-item>
                    <text:p><text:span text:style-name="T1">Estadísticos</text:span></text:p>
                  </text:list-item>
                  <text:list-item>
                    <text:p><text:span text:style-name="T1">Computacionales</text:span></text:p>
                  </text:list-item>
                  <text:list-item>
                    <text:p><text:span text:style-name="T1">Tutoria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5" draw:layer="layout" svg:width="25.199cm" svg:height="3.109cm" svg:x="1.27cm" svg:y="3.495cm" presentation:class="title" presentation:user-transformed="true">
          <draw:text-box>
            <text:p text:style-name="P7"><text:span text:style-name="T1">La estructura de los datos y autocorrelaci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2" draw:text-style-name="P7" draw:layer="layout" svg:width="6.35cm" svg:height="6.096cm" svg:x="14.30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5" draw:layer="layout" svg:width="25.199cm" svg:height="2.629cm" svg:x="1.4cm" svg:y="0.628cm" presentation:class="title">
          <draw:text-box>
            <text:p text:style-name="P4"><text:span text:style-name="T1">El caso aleatorio ….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1"/></text:p>
              </text:list-header>
            </text:list>
          </draw:text-box>
        </draw:frame>
        <draw:frame draw:style-name="gr3" draw:text-style-name="P8" draw:layer="layout" svg:width="8.382cm" svg:height="9.169cm" svg:x="2.286cm" svg:y="4.572cm">
          <draw:text-box>
            <text:p><text:span text:style-name="T4">Normalmente pensamos que una muestra estadística es asi:</text:span></text:p>
          </draw:text-box>
        </draw:frame>
        <draw:custom-shape draw:style-name="gr4" draw:text-style-name="P9" draw:layer="layout" svg:width="1.524cm" svg:height="1.27cm" svg:x="15.578cm" svg:y="5.58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016cm" svg:height="1.016cm" svg:x="18.88cm" svg:y="6.35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762cm" svg:height="1.27cm" svg:x="15.578cm" svg:y="8.382cm">
          <text:p text:style-name="P7">5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016cm" svg:height="1.016cm" svg:x="18.118cm" svg:y="8.382cm">
          <text:p text:style-name="P7">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3" draw:layer="layout" svg:width="3cm" svg:height="0.962cm" svg:x="19.896cm" svg:y="3.302cm">
          <draw:text-box>
            <text:p>Universo</text:p>
          </draw:text-box>
        </draw:frame>
        <draw:line draw:style-name="gr9" draw:text-style-name="P14" draw:layer="layout" svg:x1="21.674cm" svg:y1="4.264cm" svg:x2="19.642cm" svg:y2="5.588cm">
          <text:p/>
        </draw:line>
        <draw:frame draw:style-name="gr10" draw:text-style-name="P13" draw:layer="layout" svg:width="2.157cm" svg:height="0.962cm" svg:x="22.182cm" svg:y="8.182cm">
          <draw:text-box>
            <text:p>Datos</text:p>
          </draw:text-box>
        </draw:frame>
        <draw:line draw:style-name="gr9" draw:text-style-name="P14" draw:layer="layout" svg:x1="22.69cm" svg:y1="8.182cm" svg:x2="19.896cm" svg:y2="6.858cm">
          <text:p/>
        </draw:line>
        <draw:line draw:style-name="gr9" draw:text-style-name="P14" draw:layer="layout" svg:x1="21.928cm" svg:y1="8.89cm" svg:x2="19.134cm" svg:y2="8.89cm">
          <text:p/>
        </draw:line>
        <draw:line draw:style-name="gr9" draw:text-style-name="P14" draw:layer="layout" svg:x1="21.928cm" svg:y1="8.382cm" svg:x2="17.102cm" svg:y2="6.604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2" draw:text-style-name="P7" draw:layer="layout" svg:width="6.35cm" svg:height="6.096cm" svg:x="2.669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524cm" svg:height="1.27cm" svg:x="6.733cm" svg:y="5.334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016cm" svg:height="1.016cm" svg:x="4.447cm" svg:y="5.334cm">
          <text:p text:style-name="P7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762cm" svg:height="1.27cm" svg:x="6.604cm" svg:y="7.62cm">
          <text:p text:style-name="P7">6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016cm" svg:height="1.016cm" svg:x="3.81cm" svg:y="7.874cm">
          <text:p text:style-name="P7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3" draw:layer="layout" svg:width="3cm" svg:height="0.962cm" svg:x="8.257cm" svg:y="2.794cm">
          <draw:text-box>
            <text:p>Universo</text:p>
          </draw:text-box>
        </draw:frame>
        <draw:line draw:style-name="gr9" draw:text-style-name="P14" draw:layer="layout" svg:x1="10.035cm" svg:y1="3.756cm" svg:x2="8.003cm" svg:y2="5.08cm">
          <text:p/>
        </draw:line>
        <draw:frame draw:style-name="gr10" draw:text-style-name="P13" draw:layer="layout" svg:width="2.157cm" svg:height="0.962cm" svg:x="10.543cm" svg:y="7.674cm">
          <draw:text-box>
            <text:p>Datos</text:p>
          </draw:text-box>
        </draw:frame>
        <draw:line draw:style-name="gr9" draw:text-style-name="P14" draw:layer="layout" svg:x1="11.051cm" svg:y1="7.674cm" svg:x2="8.257cm" svg:y2="6.35cm">
          <text:p/>
        </draw:line>
        <draw:line draw:style-name="gr9" draw:text-style-name="P14" draw:layer="layout" svg:x1="10.289cm" svg:y1="8.382cm" svg:x2="7.495cm" svg:y2="8.382cm">
          <text:p/>
        </draw:line>
        <draw:line draw:style-name="gr9" draw:text-style-name="P14" draw:layer="layout" svg:x1="10.289cm" svg:y1="7.874cm" svg:x2="5.463cm" svg:y2="6.096cm">
          <text:p/>
        </draw:line>
        <draw:custom-shape draw:style-name="gr2" draw:text-style-name="P7" draw:layer="layout" svg:width="6.35cm" svg:height="6.096cm" svg:x="14.861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524cm" svg:height="1.27cm" svg:x="18.163cm" svg:y="7.62cm">
          <text:p text:style-name="P7">n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016cm" svg:height="1.016cm" svg:x="16.385cm" svg:y="7.874cm">
          <text:p text:style-name="P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762cm" svg:height="1.27cm" svg:x="19.433cm" svg:y="5.334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016cm" svg:height="1.016cm" svg:x="16.385cm" svg:y="5.588cm">
          <text:p text:style-name="P7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3" draw:layer="layout" svg:width="3cm" svg:height="0.962cm" svg:x="20.449cm" svg:y="2.794cm">
          <draw:text-box>
            <text:p>Universo</text:p>
          </draw:text-box>
        </draw:frame>
        <draw:line draw:style-name="gr9" draw:text-style-name="P14" draw:layer="layout" svg:x1="22.227cm" svg:y1="3.756cm" svg:x2="20.195cm" svg:y2="5.08cm">
          <text:p/>
        </draw:line>
        <draw:frame draw:style-name="gr10" draw:text-style-name="P13" draw:layer="layout" svg:width="2.157cm" svg:height="0.962cm" svg:x="22.735cm" svg:y="7.674cm">
          <draw:text-box>
            <text:p>Datos</text:p>
          </draw:text-box>
        </draw:frame>
        <draw:line draw:style-name="gr9" draw:text-style-name="P14" draw:layer="layout" svg:x1="23.243cm" svg:y1="7.674cm" svg:x2="20.449cm" svg:y2="6.35cm">
          <text:p/>
        </draw:line>
        <draw:line draw:style-name="gr9" draw:text-style-name="P14" draw:layer="layout" svg:x1="22.481cm" svg:y1="8.382cm" svg:x2="19.687cm" svg:y2="8.382cm">
          <text:p/>
        </draw:line>
        <draw:line draw:style-name="gr9" draw:text-style-name="P14" draw:layer="layout" svg:x1="22.481cm" svg:y1="7.874cm" svg:x2="17.655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3.427cm" svg:x="1.4cm" svg:y="4.701cm" presentation:class="outline" presentation:user-transformed="true">
          <draw:text-box>
            <text:list text:style-name="L2">
              <text:list-header>
                <text:p text:style-name="P7"><text:span text:style-name="T1">Conocer a 1 o a </text:span><text:span text:style-name="T5">n</text:span><text:span text:style-name="T1"> no implica ningún conocimiento sobre 2 o 3 …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custom-shape draw:style-name="gr11" draw:text-style-name="P7" draw:layer="layout" svg:width="13.97cm" svg:height="4.064cm" svg:x="11.196cm" svg:y="5.43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629cm" svg:x="1.4cm" svg:y="0.628cm" presentation:class="title" presentation:user-transformed="true">
          <draw:text-box>
            <text:p text:style-name="P4"><text:span text:style-name="T1">El caso temporal ….</text:span></text:p>
          </draw:text-box>
        </draw:frame>
        <draw:custom-shape draw:style-name="gr12" draw:text-style-name="P15" draw:layer="layout" svg:width="1.27cm" svg:height="1.27cm" svg:x="22.472cm" svg:y="6.858cm">
          <text:p text:style-name="P7">6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27cm" svg:height="1.27cm" svg:x="20.44cm" svg:y="6.858cm">
          <text:p text:style-name="P7">5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.27cm" svg:height="1.27cm" svg:x="18.408cm" svg:y="6.858cm">
          <text:p text:style-name="P7">4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.27cm" svg:height="1.27cm" svg:x="12.312cm" svg:y="6.85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.27cm" svg:height="1.27cm" svg:x="16.376cm" svg:y="6.858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27cm" svg:height="1.27cm" svg:x="14.344cm" svg:y="6.858cm">
          <text:p text:style-name="P7">2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8.128cm" svg:height="0.962cm" svg:x="21.202cm" svg:y="3.81cm">
          <draw:text-box>
            <text:p>Universo</text:p>
          </draw:text-box>
        </draw:frame>
        <draw:line draw:style-name="gr9" draw:text-style-name="P14" draw:layer="layout" svg:x1="22.726cm" svg:y1="4.772cm" svg:x2="22.218cm" svg:y2="5.334cm">
          <text:p/>
        </draw:line>
        <draw:frame draw:style-name="gr18" draw:text-style-name="P13" draw:layer="layout" svg:width="13.97cm" svg:height="0.962cm" svg:x="16.884cm" svg:y="10.468cm">
          <draw:text-box>
            <text:p>Datos</text:p>
          </draw:text-box>
        </draw:frame>
        <draw:line draw:style-name="gr9" draw:text-style-name="P14" draw:layer="layout" svg:x1="18.154cm" svg:y1="10.668cm" svg:x2="13.074cm" svg:y2="8.128cm">
          <text:p/>
        </draw:line>
        <draw:line draw:style-name="gr9" draw:text-style-name="P14" draw:layer="layout" svg:x1="18.154cm" svg:y1="10.668cm" svg:x2="15.106cm" svg:y2="8.128cm">
          <text:p/>
        </draw:line>
        <draw:line draw:style-name="gr9" draw:text-style-name="P14" draw:layer="layout" svg:x1="18.154cm" svg:y1="10.668cm" svg:x2="16.884cm" svg:y2="8.128cm">
          <text:p/>
        </draw:line>
        <draw:line draw:style-name="gr9" draw:text-style-name="P14" draw:layer="layout" svg:x1="18.154cm" svg:y1="10.668cm" svg:x2="19.17cm" svg:y2="8.128cm">
          <text:p/>
        </draw:line>
        <draw:line draw:style-name="gr9" draw:text-style-name="P14" draw:layer="layout" svg:x1="18.154cm" svg:y1="10.668cm" svg:x2="20.948cm" svg:y2="8.382cm">
          <text:p/>
        </draw:line>
        <draw:line draw:style-name="gr9" draw:text-style-name="P14" draw:layer="layout" svg:x1="18.154cm" svg:y1="10.668cm" svg:x2="23.234cm" svg:y2="8.128cm">
          <text:p/>
        </draw:line>
        <draw:frame draw:style-name="gr19" draw:text-style-name="P8" draw:layer="layout" svg:width="8.128cm" svg:height="5.881cm" svg:x="1.524cm" svg:y="4.787cm">
          <draw:text-box>
            <text:p><text:span text:style-name="T6">Si conocemos 1 y 3 conocemos a 2</text:span></text:p>
          </draw:text-box>
        </draw:frame>
        <draw:custom-shape draw:style-name="gr20" draw:text-style-name="P21" draw:layer="layout" svg:width="13.716cm" svg:height="1.778cm" svg:x="11.43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3" draw:layer="layout" svg:width="3.81cm" svg:height="0.962cm" svg:x="15.748cm" svg:y="14.224cm">
          <draw:text-box>
            <text:p>Tiempo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text-style-name="P1" draw:layer="layout" svg:width="25.199cm" svg:height="9.134cm" svg:x="1.27cm" svg:y="3.82cm" presentation:class="outline" presentation:user-transformed="true">
          <draw:text-box>
            <text:list text:style-name="L2">
              <text:list-header>
                <text:p text:style-name="P7"><text:span text:style-name="T1"><text:line-break/></text:span><text:span text:style-name="T1">Posición dentro de base de datos determina en buena medida el valor del dato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4"><text:span text:style-name="T1">El caso espacial ….</text:span></text:p>
          </draw:text-box>
        </draw:frame>
        <draw:frame presentation:style-name="pr5" draw:text-style-name="P1" draw:layer="layout" svg:width="10.284cm" svg:height="4.562cm" svg:x="1.4cm" svg:y="6.096cm" presentation:class="outline" presentation:user-transformed="true">
          <draw:text-box>
            <text:list text:style-name="L2">
              <text:list-header>
                <text:p><text:span text:style-name="T1">Lo mismo que el temporal pero en dos dimensiones:</text:span></text:p>
              </text:list-header>
            </text:list>
          </draw:text-box>
        </draw:frame>
        <draw:custom-shape draw:style-name="gr21" draw:text-style-name="P22" draw:layer="layout" svg:width="5.842cm" svg:height="5.588cm" svg:x="19.972cm" svg:y="4.27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42cm" svg:height="1.016cm" svg:x="20.002cm" svg:y="10.6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3" draw:layer="layout" svg:width="5.842cm" svg:height="1.016cm" draw:transform="rotate (1.57620684747608) translate (18.194cm 9.6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4" draw:layer="layout" svg:width="2.032cm" svg:height="2.588cm" svg:x="21.75cm" svg:y="11.892cm">
          <draw:text-box>
            <text:p><text:span text:style-name="T7">x</text:span></text:p>
          </draw:text-box>
        </draw:frame>
        <draw:frame draw:style-name="gr24" draw:text-style-name="P24" draw:layer="layout" svg:width="2.032cm" svg:height="2.08cm" svg:x="15.908cm" svg:y="6.812cm">
          <draw:text-box>
            <text:p><text:span text:style-name="T7">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1" draw:layer="layout" svg:width="25.199cm" svg:height="3.109cm" svg:x="1.27cm" svg:y="4.064cm" presentation:class="title" presentation:user-transformed="true">
          <draw:text-box>
            <text:p><text:span text:style-name="T1">Si datos están estructurados → están autocorrelacionad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text-style-name="P25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8">Al tomar en cuenta la estructura de los datos “aislamos” los factores ambientales de aquellos contextuales que no podemos explicar (estructura espacial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text-style-name="P5" draw:layer="layout" svg:width="25.199cm" svg:height="3.109cm" svg:x="1.4cm" svg:y="0.388cm" presentation:class="title" presentation:user-transformed="true">
          <draw:text-box>
            <text:p text:style-name="P4"><text:span text:style-name="T1">Maneras de controlar autocorrelación</text:span></text:p>
          </draw:text-box>
        </draw:frame>
        <draw:frame presentation:style-name="pr5" draw:text-style-name="P1" draw:layer="layout" svg:width="25.199cm" svg:height="9.134cm" svg:x="1.31cm" svg:y="4.836cm" presentation:class="outline" presentation:user-transformed="true">
          <draw:text-box>
            <text:list text:style-name="L2">
              <text:list-item>
                <text:p><text:span text:style-name="T1">Modelo mecanístico</text:span></text:p>
                <text:list>
                  <text:list-item>
                    <text:p><text:span text:style-name="T1">Proceso biológico que genera datos autocorrelacionados</text:span></text:p>
                    <text:p><text:span text:style-name="T1"/></text:p>
                  </text:list-item>
                </text:list>
              </text:list-item>
              <text:list-item>
                <text:p><text:span text:style-name="T1">Modelo fenomenológico</text:span></text:p>
                <text:list>
                  <text:list-item>
                    <text:p><text:span text:style-name="T1">Estimar efecto estadístico de autocorrel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 text:style-name="P4"><text:span text:style-name="T1">Ejemplo No. 1</text:span></text:p>
          </draw:text-box>
        </draw:frame>
        <draw:frame presentation:style-name="pr5" draw:text-style-name="P1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<text:span text:style-name="T1">Script “</text:span><text:span text:style-name="T1"><text:a xlink:href="../Código%20R/Autocorrelación%20temporal.Rmd" xlink:type="simple">Autocorrelación temporal.Rmd</text:a></text:span><text:span text:style-name="T1">”</text:span></text:p>
                <text:list>
                  <text:list-item>
                    <text:p><text:span text:style-name="T1">Simula datos autocorrelacionados</text:span></text:p>
                  </text:list-item>
                  <text:list-item>
                    <text:p><text:span text:style-name="T1">Ver y medir autocorrelación</text:span></text:p>
                    <text:list>
                      <text:list-item>
                        <text:p><text:span text:style-name="T1">Datos crudos</text:span></text:p>
                      </text:list-item>
                      <text:list-item>
                        <text:p><text:span text:style-name="T1">Resultados de modelo line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94070a" draw:end-color="#fcd4d1" draw:start-intensity="100%" draw:end-intensity="100%" draw:angle="300" draw:border="0%"/>
    <draw:gradient draw:name="Gradient_20_86" draw:display-name="Gradient 86" draw:style="linear" draw:start-color="#610506" draw:end-color="#ffe5ca" draw:start-intensity="100%" draw:end-intensity="100%" draw:angle="450" draw:border="0%"/>
    <draw:gradient draw:name="Gradient_20_88" draw:display-name="Gradient 88" draw:style="linear" draw:start-color="#610506" draw:end-color="#fcd4d1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7:43:41.792433277</meta:creation-date>
    <dc:date>2018-11-04T10:41:52.585463516</dc:date>
    <meta:editing-duration>PT26M53S</meta:editing-duration>
    <meta:editing-cycles>7</meta:editing-cycles>
    <meta:generator>LibreOffice/6.0.6.2$Linux_X86_64 LibreOffice_project/00m0$Build-2</meta:generator>
    <meta:document-statistic meta:object-count="134"/>
  </office:meta>
</office:document-meta>
</file>